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b4e90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b4e90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V</text:span><text:span text:style-name="T5">II</text:span><text:span text:style-name="T4">I</text:span></text:p>
      <text:p text:style-name="P2"><text:span text:style-name="T6">Был уже вечер, когда Евгений приехал к Алехину. Войдя в комнату, перед его глазами предстала следующая картина: на столе стояла пустая коньячная бутылка, у стены валялись осколки еще одной, а сам Павел сидел в кресле с бокалом. Волосы его были растрепаны, две верхние пуговицы расстегнуты, раскрывая воротник рубашки, а галстук ослаблен и сбит набок. </text:span></text:p>
      <text:p text:style-name="P2"><text:span text:style-name="T6">–Павел Даниилович, вы что! – возмутился Евгений.</text:span></text:p>
      <text:p text:style-name="P2"><text:span text:style-name="T6">–А, Жень, это ты, проходи, – расслабленным голосом, сказал Алехин. </text:span></text:p>
      <text:p text:style-name="P2"><text:span text:style-name="T6">–Я, конечно, все понимаю, Павел Даниилович, но напиваться не выход! </text:span></text:p>
      <text:p text:style-name="P2"><text:span text:style-name="T6">–Да успокойся ты! Сядь.</text:span></text:p>
      <text:p text:style-name="P2"><text:span text:style-name="T6">–И не подумаю! Вы мне как брат. Я за вас переживаю! </text:span></text:p>
      <text:p text:style-name="P2"><text:span text:style-name="T6">–Просто выслушай меня. Сядь и послушай. Мне нужно уехать, переосмыслить все. Надолго уехать, может быть – навсегда. Присмотри, пожалуйста, за бизнесом, домом и всем остальным. В ближайшую неделю я улажу все с документами. </text:span></text:p>
      <text:p text:style-name="P2"><text:span text:style-name="T6">–Павел Даниилович, вы пьяны! Вам нужно отдохнуть. Завтра на учебу. </text:span></text:p>
      <text:p text:style-name="P2"><text:span text:style-name="T6">Алехин не стал возражать и направился спать, а Евгений открыл ноутбук и начал что-то искать. Прошло еще около недели. На страницах воскресной газеты виднелся яркий заголовок: «Удивительные люди среди нас! Студент 2 курса НИИ прикладной физики и кибернетики, Павел Даниилович Алехин, досрочно защитил докторскую диссертацию». Теперь место Павла в университете рядом с Юлей одиноко пустело. Студенты в группе были обеспокоены его </text:span><text:soft-page-break/><text:span text:style-name="T6">исчезновением, и лишь сама Юля не обращая внимания, спокойно сидела на своем месте с подавленным видом и часто плакала, вспоминая все, что произошло между ними. Сам же Павел, погруженный в глубокие раздумья, стоял на носу арктического ледокола «Надежда», устремляя взгляд в бескрайнюю полярную даль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0:33.445000000</meta:creation-date>
    <dc:date>2022-05-15T19:30:52.205000000</dc:date>
    <meta:editing-duration>PT19S</meta:editing-duration>
    <meta:editing-cycles>1</meta:editing-cycles>
    <meta:document-statistic meta:table-count="0" meta:image-count="0" meta:object-count="0" meta:page-count="2" meta:paragraph-count="10" meta:word-count="242" meta:character-count="1632" meta:non-whitespace-character-count="1390"/>
    <meta:generator>LibreOffice/7.2.2.2$Windows_X86_64 LibreOffice_project/02b2acce88a210515b4a5bb2e46cbfb63fe97d56</meta:generator>
  </office:meta>
</office:document-meta>
</file>